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72f" draw:textarea-horizontal-align="justify" draw:textarea-vertical-align="middle" draw:auto-grow-height="false" fo:min-height="0.703cm" fo:min-width="3.661cm"/>
      <style:paragraph-properties style:writing-mode="lr-tb"/>
    </style:style>
    <style:style style:name="gr2" style:family="graphic" style:parent-style-name="standard">
      <style:graphic-properties svg:stroke-color="#000000" draw:fill-color="#ffd7d7" draw:textarea-horizontal-align="justify" draw:textarea-vertical-align="middle" draw:auto-grow-height="false" fo:min-height="1.35cm" fo:min-width="4.809cm"/>
      <style:paragraph-properties style:writing-mode="lr-tb"/>
    </style:style>
    <style:style style:name="gr3" style:family="graphic" style:parent-style-name="standard">
      <style:graphic-properties svg:stroke-color="#000000" draw:fill-color="#ff6d6d" draw:textarea-horizontal-align="justify" draw:textarea-vertical-align="middle" draw:auto-grow-height="false" fo:min-height="0.703cm" fo:min-width="3.628cm"/>
      <style:paragraph-properties style:writing-mode="lr-tb"/>
    </style:style>
    <style:style style:name="gr4" style:family="graphic" style:parent-style-name="standard">
      <style:graphic-properties svg:stroke-color="#000000" draw:fill-color="#ffb66c" draw:textarea-horizontal-align="justify" draw:textarea-vertical-align="middle" draw:auto-grow-height="false" fo:min-height="1.35cm" fo:min-width="4.809cm"/>
      <style:paragraph-properties style:writing-mode="lr-tb"/>
    </style:style>
    <style:style style:name="gr5" style:family="graphic" style:parent-style-name="objectwithoutfill">
      <style:graphic-properties svg:stroke-color="#000000" draw:marker-end="Extrémités_20_de_20_flèche_20_1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4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Extrémités_20_de_20_flèche_20_5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Extrémités_20_de_20_flèche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ffd7d7"/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161cm" svg:height="0.953cm" draw:transform="skewX (-0.0342084533390889) translate (6.262cm 7.336cm)">
          <text:p text:style-name="P1">Socket A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309cm" svg:height="1.6cm" svg:x="5.762cm" svg:y="11.477cm">
          <text:p text:style-name="P1">Process B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128cm" svg:height="0.953cm" draw:transform="skewX (-0.0342084533390889) translate (6.313cm 9.687cm)">
          <text:p text:style-name="P1">Socket B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309cm" svg:height="1.6cm" svg:x="5.699cm" svg:y="4.861cm">
          <text:p text:style-name="P1">Process A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8.353cm" svg:y1="6.461cm" svg:x2="8.342cm" svg:y2="7.336cm" draw:start-shape="id1" draw:start-glue-point="2" draw:end-shape="id2" draw:end-glue-point="0" svg:d="M8353 6461c0 655-11 218-11 875" svg:viewBox="0 0 12 876">
          <text:p/>
        </draw:connector>
        <draw:connector draw:style-name="gr6" draw:text-style-name="P7" draw:layer="layout" draw:type="curve" svg:x1="8.375cm" svg:y1="8.289cm" svg:x2="8.377cm" svg:y2="9.687cm" draw:start-shape="id2" draw:start-glue-point="2" draw:end-shape="id3" draw:end-glue-point="0" svg:d="M8375 8289c0 1047 2 348 2 1398" svg:viewBox="0 0 3 1399">
          <text:p/>
        </draw:connector>
        <draw:connector draw:style-name="gr7" draw:text-style-name="P7" draw:layer="layout" draw:type="curve" svg:x1="8.41cm" svg:y1="10.64cm" svg:x2="8.416cm" svg:y2="11.477cm" draw:start-shape="id3" draw:start-glue-point="2" draw:end-shape="id4" draw:end-glue-point="0" svg:d="M8410 10640c0 627 6 209 6 837" svg:viewBox="0 0 7 838">
          <text:p/>
        </draw:connector>
        <draw:custom-shape draw:style-name="gr1" draw:text-style-name="P2" xml:id="id7" draw:id="id7" draw:layer="layout" svg:width="4.161cm" svg:height="0.953cm" draw:transform="skewX (-0.0342084533390889) translate (12.675cm 7.324cm)">
          <text:p text:style-name="P1">Socket A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309cm" svg:height="1.6cm" svg:x="12.175cm" svg:y="11.465cm">
          <text:p text:style-name="P1">Process B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128cm" svg:height="0.953cm" draw:transform="skewX (-0.0342084533390889) translate (12.726cm 9.687cm)">
          <text:p text:style-name="P1">Socket B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5.309cm" svg:height="1.6cm" svg:x="12.1cm" svg:y="4.849cm">
          <text:p text:style-name="P1">Process A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493cm" svg:height="0.962cm" svg:x="6.079cm" svg:y="6.397cm">
          <draw:text-box>
            <text:p>Write</text:p>
          </draw:text-box>
        </draw:frame>
        <draw:frame draw:style-name="gr8" draw:text-style-name="P8" draw:layer="layout" svg:width="3.493cm" svg:height="0.962cm" svg:x="6.079cm" svg:y="10.525cm">
          <draw:text-box>
            <text:p>Read</text:p>
          </draw:text-box>
        </draw:frame>
        <draw:connector draw:style-name="gr9" draw:text-style-name="P7" draw:layer="layout" draw:type="curve" svg:x1="14.829cm" svg:y1="11.465cm" svg:x2="14.823cm" svg:y2="10.64cm" draw:start-shape="id5" draw:start-glue-point="0" draw:end-shape="id6" draw:end-glue-point="2" svg:d="M14829 11465c0-619-6-207-6-825" svg:viewBox="0 0 7 826">
          <text:p/>
        </draw:connector>
        <draw:connector draw:style-name="gr10" draw:text-style-name="P7" draw:layer="layout" draw:type="curve" svg:x1="14.79cm" svg:y1="9.687cm" svg:x2="14.788cm" svg:y2="8.277cm" draw:start-shape="id6" draw:start-glue-point="0" draw:end-shape="id7" draw:end-glue-point="2" svg:d="M14790 9687c0-1059-2-354-2-1410" svg:viewBox="0 0 3 1411">
          <text:p/>
        </draw:connector>
        <draw:connector draw:style-name="gr11" draw:text-style-name="P7" draw:layer="layout" draw:type="curve" svg:x1="14.755cm" svg:y1="7.324cm" svg:x2="14.754cm" svg:y2="6.449cm" draw:start-shape="id7" draw:start-glue-point="0" draw:end-shape="id8" draw:end-glue-point="2" svg:d="M14755 7324c0-657-1-220-1-875" svg:viewBox="0 0 2 876">
          <text:p/>
        </draw:connector>
        <draw:frame draw:style-name="gr8" draw:text-style-name="P8" draw:layer="layout" svg:width="3.493cm" svg:height="0.962cm" svg:x="14.969cm" svg:y="6.387cm">
          <draw:text-box>
            <text:p text:style-name="P9">Read</text:p>
          </draw:text-box>
        </draw:frame>
        <draw:frame draw:style-name="gr8" draw:text-style-name="P8" draw:layer="layout" svg:width="3.493cm" svg:height="0.962cm" svg:x="14.969cm" svg:y="10.515cm">
          <draw:text-box>
            <text:p>Writ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3T14:28:59.689984982</meta:creation-date>
    <dc:date>2021-10-03T15:47:44.673358696</dc:date>
    <meta:editing-duration>PT1H8M34S</meta:editing-duration>
    <meta:editing-cycles>1</meta:editing-cycles>
    <meta:document-statistic meta:object-count="18"/>
    <meta:generator>LibreOffice/7.1.6.2$Linux_X86_64 LibreOffice_project/10$Build-2</meta:generator>
  </office:meta>
</office:document-meta>
</file>